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b395" officeooo:paragraph-rsid="000fb395"/>
    </style:style>
    <style:style style:name="P2" style:family="paragraph" style:parent-style-name="Standard">
      <style:paragraph-properties fo:text-align="center" style:justify-single-word="false"/>
      <style:text-properties officeooo:rsid="000fb395" officeooo:paragraph-rsid="000fb395"/>
    </style:style>
    <style:style style:name="P3" style:family="paragraph" style:parent-style-name="Standard">
      <style:paragraph-properties fo:text-align="start" style:justify-single-word="false"/>
      <style:text-properties officeooo:rsid="000fb395" officeooo:paragraph-rsid="000fb395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fb395" officeooo:paragraph-rsid="000fb395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205fb1" style:font-weight-asian="normal" style:font-weight-complex="normal"/>
    </style:style>
    <style:style style:name="T4" style:family="text">
      <style:text-properties style:text-underline-style="none" fo:font-weight="normal" officeooo:rsid="0020af2e" style:font-weight-asian="normal" style:font-weight-complex="normal"/>
    </style:style>
    <style:style style:name="T5" style:family="text">
      <style:text-properties style:text-underline-style="none" fo:font-weight="normal" officeooo:rsid="0021857f" style:font-weight-asian="normal" style:font-weight-complex="normal"/>
    </style:style>
    <style:style style:name="T6" style:family="text">
      <style:text-properties officeooo:rsid="0017a728"/>
    </style:style>
    <style:style style:name="T7" style:family="text">
      <style:text-properties officeooo:rsid="001bac19"/>
    </style:style>
    <style:style style:name="T8" style:family="text">
      <style:text-properties officeooo:rsid="001d7e84"/>
    </style:style>
    <style:style style:name="T9" style:family="text">
      <style:text-properties officeooo:rsid="001ee8e7"/>
    </style:style>
    <style:style style:name="T10" style:family="text">
      <style:text-properties officeooo:rsid="002178a4"/>
    </style:style>
    <style:style style:name="T11" style:family="text">
      <style:text-properties officeooo:rsid="002185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rew Fischer</text:p>
      <text:p text:style-name="P1">H595B584</text:p>
      <text:p text:style-name="P2">Individual Journal <text:span text:style-name="T6">0</text:span><text:span text:style-name="T9">4</text:span><text:span text:style-name="T8">/</text:span><text:span text:style-name="T10">17</text:span><text:span text:style-name="T7">/22</text:span></text:p>
      <text:p text:style-name="P2"/>
      <text:p text:style-name="P3"><text:tab/><text:span text:style-name="T11">We got done with all of the TPR reports, so I compiled them all and got those turned in. Next I continued work on the appearance of the website, which is what I’ll be working on until the end of the semester here. I continued working on understanding what goes into making a website visually appealing, and also learned more about integrating Bootstrap into my HTML code used for the website design and implementation.</text:span></text:p>
      <text:p text:style-name="P3"/>
      <text:p text:style-name="P3"><text:tab/><text:span text:style-name="T1">What</text:span><text:span text:style-name="T2"> – </text:span><text:span text:style-name="T5">Finish improving the visuals of the website</text:span></text:p>
      <text:p text:style-name="P4"><text:tab/></text:p>
      <text:p text:style-name="P3"><text:span text:style-name="T2"><text:tab/></text:span><text:span text:style-name="T1">Why</text:span><text:span text:style-name="T2"> – </text:span><text:span text:style-name="T5">The website needs to look good for the showcase</text:span></text:p>
      <text:p text:style-name="P4"/>
      <text:p text:style-name="P3"><text:span text:style-name="T2"><text:tab/></text:span><text:span text:style-name="T1">How</text:span><text:span text:style-name="T2"> – </text:span><text:span text:style-name="T5">Using Bootstrap and learning other ways you can use HTML to make a website visually appealing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2T19:02:50.102000000</meta:creation-date>
    <dc:date>2022-04-17T22:01:43.765000000</dc:date>
    <meta:editing-duration>PT1H59M56S</meta:editing-duration>
    <meta:editing-cycles>14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8" meta:word-count="115" meta:character-count="674" meta:non-whitespace-character-count="558"/>
  </office:meta>
</office:document-meta>
</file>